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officeooo:paragraph-rsid="00023d96"/>
    </style:style>
    <style:style style:name="P3" style:family="paragraph" style:parent-style-name="Text_20_body">
      <style:text-properties fo:language="fr" fo:country="FR" officeooo:rsid="000297a4" officeooo:paragraph-rsid="000297a4"/>
    </style:style>
    <style:style style:name="P4" style:family="paragraph" style:parent-style-name="Text_20_body">
      <style:text-properties fo:language="fr" fo:country="FR" officeooo:rsid="000297a4" officeooo:paragraph-rsid="000a9fa3"/>
    </style:style>
    <style:style style:name="P5" style:family="paragraph" style:parent-style-name="Text_20_body">
      <style:text-properties fo:language="fr" fo:country="FR" officeooo:rsid="000297a4" officeooo:paragraph-rsid="000c5636"/>
    </style:style>
    <style:style style:name="P6" style:family="paragraph" style:parent-style-name="Text_20_body">
      <style:text-properties fo:language="fr" fo:country="FR" officeooo:paragraph-rsid="00099e34"/>
    </style:style>
    <style:style style:name="P7" style:family="paragraph" style:parent-style-name="Text_20_body">
      <style:text-properties fo:language="fr" fo:country="FR" officeooo:paragraph-rsid="000c5636"/>
    </style:style>
    <style:style style:name="P8" style:family="paragraph" style:parent-style-name="Heading_20_1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099e34" officeooo:paragraph-rsid="00099e34"/>
    </style:style>
    <style:style style:name="P9" style:family="paragraph" style:parent-style-name="Heading_20_1">
      <style:paragraph-properties fo:text-align="center" style:justify-single-word="false" fo:break-before="page"/>
      <style:text-properties fo:language="fr" fo:country="FR" style:text-underline-style="solid" style:text-underline-width="auto" style:text-underline-color="font-color" officeooo:rsid="00099e34" officeooo:paragraph-rsid="00099e34"/>
    </style:style>
    <style:style style:name="P10" style:family="paragraph" style:parent-style-name="Heading_20_1">
      <style:paragraph-properties fo:text-align="center" style:justify-single-word="false" fo:break-before="page"/>
      <style:text-properties fo:language="fr" fo:country="FR" style:text-underline-style="solid" style:text-underline-width="auto" style:text-underline-color="font-color" officeooo:rsid="00099e34" officeooo:paragraph-rsid="000c5636"/>
    </style:style>
    <style:style style:name="P11" style:family="paragraph" style:parent-style-name="Heading_20_3">
      <style:text-properties fo:language="fr" fo:country="FR"/>
    </style:style>
    <style:style style:name="P12" style:family="paragraph" style:parent-style-name="Heading_20_3">
      <style:text-properties fo:language="fr" fo:country="FR" officeooo:rsid="00023d96" officeooo:paragraph-rsid="00023d96"/>
    </style:style>
    <style:style style:name="P13" style:family="paragraph" style:parent-style-name="Heading_20_3">
      <style:text-properties fo:language="fr" fo:country="FR" officeooo:rsid="00023d96" officeooo:paragraph-rsid="00099e34"/>
    </style:style>
    <style:style style:name="P14" style:family="paragraph" style:parent-style-name="Heading_20_3">
      <style:text-properties fo:language="fr" fo:country="FR" officeooo:rsid="00023d96" officeooo:paragraph-rsid="000c5636"/>
    </style:style>
    <style:style style:name="P15" style:family="paragraph" style:parent-style-name="Heading_20_3">
      <style:text-properties fo:language="fr" fo:country="FR" officeooo:paragraph-rsid="00099e34"/>
    </style:style>
    <style:style style:name="P16" style:family="paragraph" style:parent-style-name="Heading_20_3">
      <style:text-properties fo:language="fr" fo:country="FR" officeooo:paragraph-rsid="000c5636"/>
    </style:style>
    <style:style style:name="T1" style:family="text">
      <style:text-properties officeooo:rsid="000297a4"/>
    </style:style>
    <style:style style:name="T2" style:family="text">
      <style:text-properties officeooo:rsid="0008739d"/>
    </style:style>
    <style:style style:name="T3" style:family="text">
      <style:text-properties officeooo:rsid="000a9fa3"/>
    </style:style>
    <style:style style:name="T4" style:family="text">
      <style:text-properties officeooo:rsid="000c56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upprimer commentaire SN</text:h>
      <text:h text:style-name="P12" text:outline-level="3">Auteur :</text:h>
      <text:p text:style-name="P2"><text:tab/><text:span text:style-name="T2">Alexandre GASPARD CILIA</text:span></text:p>
      <text:h text:style-name="P11" text:outline-level="3">Version :</text:h>
      <text:p text:style-name="P1"><text:tab/><text:span text:style-name="T1">0.1</text:span></text:p>
      <text:h text:style-name="P12" text:outline-level="3">Identifiant :</text:h>
      <text:p text:style-name="P2"><text:tab/><text:span text:style-name="T1">TN01 </text:span></text:p>
      <text:h text:style-name="P12" text:outline-level="3">Contexte :</text:h>
      <text:p text:style-name="P2"><text:tab/><text:span text:style-name="T2">Un Enseignant souhaite supprimer un commentaire.</text:span></text:p>
      <text:h text:style-name="P11" text:outline-level="3">Entrée :</text:h>
      <text:p text:style-name="P1"><text:tab/><text:span text:style-name="T2">Identifiant du commentaire à supprimer « 002 ».</text:span><text:tab/></text:p>
      <text:h text:style-name="P11" text:outline-level="3">Scénario :</text:h>
      <text:p text:style-name="P1"><text:tab/><text:span text:style-name="T2">1- L'enseignant clic sur le suppression de commentaire.</text:span></text:p>
      <text:p text:style-name="P1"><text:tab/><text:span text:style-name="T2">2- L'enseignant sélectionne le commentaire qui a pour id « 002 »</text:span></text:p>
      <text:p text:style-name="P1"><text:tab/><text:span text:style-name="T2">3- L'enseignant valide.</text:span></text:p>
      <text:h text:style-name="P11" text:outline-level="3">Résultat attendu :</text:h>
      <text:p text:style-name="P1"><text:tab/><text:span text:style-name="T2">Message pour notifier de la suppression.</text:span></text:p>
      <text:p text:style-name="P1"><text:tab/><text:span text:style-name="T2">Le message supprimé n'est plus affiché.</text:span></text:p>
      <text:h text:style-name="P11" text:outline-level="3">Moyens de vérification :</text:h>
      <text:p text:style-name="P3"><text:tab/><text:span text:style-name="T2">Vérifier que le message n'est plus présent dans la base de données.</text:span></text:p>
      <text:h text:style-name="P9" text:outline-level="1">Supprimer commentaire A1</text:h>
      <text:h text:style-name="P13" text:outline-level="3">Auteur :</text:h>
      <text:p text:style-name="P6"><text:tab/><text:span text:style-name="T2">Alexandre GASPARD CILIA</text:span></text:p>
      <text:h text:style-name="P15" text:outline-level="3">Version :</text:h>
      <text:p text:style-name="P6"><text:tab/><text:span text:style-name="T1">0.1</text:span></text:p>
      <text:h text:style-name="P13" text:outline-level="3">Identifiant :</text:h>
      <text:p text:style-name="P6"><text:tab/><text:span text:style-name="T1">TN01 </text:span></text:p>
      <text:h text:style-name="P13" text:outline-level="3">Contexte :</text:h>
      <text:p text:style-name="P6"><text:tab/><text:span text:style-name="T2">Un Enseignant souhaite supprimer un commentaire qui n'existe pas.</text:span></text:p>
      <text:h text:style-name="P15" text:outline-level="3">Entrée :</text:h>
      <text:p text:style-name="P6"><text:tab/><text:span text:style-name="T2">Identifiant du commentaire à supprimer « 004 ».</text:span><text:tab/></text:p>
      <text:h text:style-name="P15" text:outline-level="3">Scénario :</text:h>
      <text:p text:style-name="P6"><text:tab/><text:span text:style-name="T2">1- L'enseignant clic sur le suppression de commentaire.</text:span></text:p>
      <text:p text:style-name="P6"><text:tab/><text:span text:style-name="T2">2- L'enseignant sélectionne le commentaire qui a pour id « 004 » qui n'existe pas en base de données.</text:span></text:p>
      <text:p text:style-name="P6"><text:tab/><text:span text:style-name="T2">3- L'enseignant valide.</text:span></text:p>
      <text:h text:style-name="P15" text:outline-level="3">Résultat attendu :</text:h>
      <text:p text:style-name="P6"><text:tab/><text:span text:style-name="T2">Message pour notifier de l'erreur.</text:span></text:p>
      <text:h text:style-name="P15" text:outline-level="3">Moyens de vérification :</text:h>
      <text:p text:style-name="P4"><text:tab/><text:span text:style-name="T3">Visuel.</text:span><text:tab/></text:p>
      <text:p text:style-name="P4"><text:span text:style-name="T2"><text:tab/>Le système est retourné à l'étape de sélection des commentaires.</text:span></text:p>
      <text:h text:style-name="P10" text:outline-level="1">Supprimer commentaire <text:span text:style-name="T4">SE1</text:span></text:h>
      <text:h text:style-name="P14" text:outline-level="3">Auteur :</text:h>
      <text:p text:style-name="P7"><text:tab/><text:span text:style-name="T2">Alexandre GASPARD CILIA</text:span></text:p>
      <text:h text:style-name="P16" text:outline-level="3">Version :</text:h>
      <text:p text:style-name="P7"><text:tab/><text:span text:style-name="T1">0.1</text:span></text:p>
      <text:h text:style-name="P14" text:outline-level="3">Identifiant :</text:h>
      <text:p text:style-name="P7"><text:tab/><text:span text:style-name="T1">TN01 </text:span></text:p>
      <text:h text:style-name="P14" text:outline-level="3">Contexte :</text:h>
      <text:p text:style-name="P7"><text:tab/><text:span text:style-name="T2">Un utilisateur souhaite supprimer un commentaire mais n'est pas connecté.</text:span></text:p>
      <text:h text:style-name="P16" text:outline-level="3">Entrée :</text:h>
      <text:p text:style-name="P7"><text:tab/><text:span text:style-name="T2">Identifiant du commentaire à supprimer « 002 ».</text:span><text:tab/></text:p>
      <text:h text:style-name="P16" text:outline-level="3">Scénario :</text:h>
      <text:p text:style-name="P7"><text:tab/><text:span text:style-name="T2">1- L'utilisateur envoie un requete de suppression de commentaire pour le commentaire « 002 ».</text:span></text:p>
      <text:h text:style-name="P16" text:outline-level="3">Résultat attendu :</text:h>
      <text:p text:style-name="P7"><text:tab/><text:span text:style-name="T4">Message d'erreur.</text:span></text:p>
      <text:p text:style-name="P7"><text:tab/><text:span text:style-name="T2">Le message n'as pas été supprimé.</text:span></text:p>
      <text:h text:style-name="P16" text:outline-level="3">Moyens de vérification :</text:h>
      <text:p text:style-name="P5"><text:tab/><text:span text:style-name="T2">Vérifier que le message est toujours présent dans la base de donn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24:30.205918023</meta:creation-date>
    <meta:generator>LibreOffice/4.3.3.2$Linux_X86_64 LibreOffice_project/430m0$Build-2</meta:generator>
    <dc:date>2016-10-17T17:30:17.079371777</dc:date>
    <meta:editing-duration>PT1H34M11S</meta:editing-duration>
    <meta:editing-cycles>9</meta:editing-cycles>
    <dc:creator>GASPARD ALEXANDRE</dc:creator>
    <meta:document-statistic meta:table-count="0" meta:image-count="0" meta:object-count="0" meta:page-count="3" meta:paragraph-count="58" meta:word-count="258" meta:character-count="1612" meta:non-whitespace-character-count="1374"/>
  </office:meta>
</office:document-meta>
</file>